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91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0.7091in"/>
    </style:style>
    <style:style style:name="co6" style:family="table-column">
      <style:table-column-properties fo:break-before="auto" style:column-width="0.5362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478in"/>
    </style:style>
    <style:style style:name="co10" style:family="table-column">
      <style:table-column-properties fo:break-before="auto" style:column-width="0.4618in"/>
    </style:style>
    <style:style style:name="co11" style:family="table-column">
      <style:table-column-properties fo:break-before="auto" style:column-width="0.4945in"/>
    </style:style>
    <style:style style:name="co12" style:family="table-column">
      <style:table-column-properties fo:break-before="auto" style:column-width="0.3874in"/>
    </style:style>
    <style:style style:name="co13" style:family="table-column">
      <style:table-column-properties fo:break-before="auto" style:column-width="0.5937in"/>
    </style:style>
    <style:style style:name="co14" style:family="table-column">
      <style:table-column-properties fo:break-before="auto" style:column-width="0.4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6370" table:default-cell-style-name="Default"/>
        <table:table-row table:style-name="ro1">
          <table:table-cell table:style-name="ce1" office:value-type="string" calcext:value-type="string">
            <text:p>outlines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1635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table:number-columns-repeated="15"/>
          <table:table-cell office:value-type="string" calcext:value-type="string">
            <text:p>Focal length multiplier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1.5 times the diagonal</text:p>
          </table:table-cell>
          <table:table-cell table:number-columns-repeated="7"/>
          <table:table-cell office:value-type="string" calcext:value-type="string">
            <text:p>stops-area</text:p>
          </table:table-cell>
          <table:table-cell office:value-type="string" calcext:value-type="string">
            <text:p>log2(area_sensor/area_35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ormats</text:p>
          </table:table-cell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office:value-type="string" calcext:value-type="string">
            <text:p>sensor-area</text:p>
          </table:table-cell>
          <table:table-cell office:value-type="string" calcext:value-type="string">
            <text:p>format-name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table:formula="of:=SQRT(([.C9])^2+([.D9])^2)" office:value-type="float" office:value="1.6" calcext:value-type="float">
            <text:p>1.6</text:p>
          </table:table-cell>
          <table:table-cell office:value-type="float" office:value="1.229" calcext:value-type="float">
            <text:p>1.229</text:p>
          </table:table-cell>
          <table:table-cell table:number-columns-repeated="2"/>
          <table:table-cell table:formula="of:=([.E9] * 1.5)/25.4" office:value-type="float" office:value="0.094488188976378" calcext:value-type="float">
            <text:p>0.09448818897637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8”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formula="of:=SQRT(([.C10])^2+([.D10])^2)"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([.E10] * 1.5)/25.4" office:value-type="float" office:value="0.118110236220472" calcext:value-type="float">
            <text:p>0.11811023622047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6”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formula="of:=SQRT(([.C11])^2+([.D11])^2)" office:value-type="float" office:value="3" calcext:value-type="float">
            <text:p>3</text:p>
          </table:table-cell>
          <table:table-cell table:formula="of:=[.C11]*[.D11]" office:value-type="float" office:value="4.32" calcext:value-type="float">
            <text:p>4.32</text:p>
          </table:table-cell>
          <table:table-cell table:number-columns-repeated="2"/>
          <table:table-cell table:formula="of:=([.E11] * 1.5)/25.4" office:value-type="float" office:value="0.177165354330709" calcext:value-type="float">
            <text:p>0.17716535433070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4”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table:formula="of:=SQRT(([.C12])^2+([.D12])^2)" office:value-type="float" office:value="4.5" calcext:value-type="float">
            <text:p>4.5</text:p>
          </table:table-cell>
          <table:table-cell table:formula="of:=[.C12]*[.D12]" office:value-type="float" office:value="9.72" calcext:value-type="float">
            <text:p>9.72</text:p>
          </table:table-cell>
          <table:table-cell table:number-columns-repeated="2"/>
          <table:table-cell table:formula="of:=([.E12] * 1.5)/25.4" office:value-type="float" office:value="0.265748031496063" calcext:value-type="float">
            <text:p>0.26574803149606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6”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QRT(([.C13])^2+([.D13])^2)" office:value-type="float" office:value="5" calcext:value-type="float">
            <text:p>5</text:p>
          </table:table-cell>
          <table:table-cell table:formula="of:=[.C13]*[.D13]" office:value-type="float" office:value="12" calcext:value-type="float">
            <text:p>12</text:p>
          </table:table-cell>
          <table:table-cell table:number-columns-repeated="2"/>
          <table:table-cell table:formula="of:=([.E13] * 1.5)/25.4" office:value-type="float" office:value="0.295275590551181" calcext:value-type="float">
            <text:p>0.29527559055118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2”</text:p>
          </table:table-cell>
          <table:table-cell office:value-type="float" office:value="4.54" calcext:value-type="float">
            <text:p>4.54</text:p>
          </table:table-cell>
          <table:table-cell office:value-type="float" office:value="3.42" calcext:value-type="float">
            <text:p>3.42</text:p>
          </table:table-cell>
          <table:table-cell table:formula="of:=SQRT(([.C14])^2+([.D14])^2)" office:value-type="float" office:value="5.68401266712171" calcext:value-type="float">
            <text:p>5.68401266712171</text:p>
          </table:table-cell>
          <table:table-cell table:formula="of:=[.C14]*[.D14]" office:value-type="float" office:value="15.5268" calcext:value-type="float">
            <text:p>15.5268</text:p>
          </table:table-cell>
          <table:table-cell table:number-columns-repeated="2"/>
          <table:table-cell table:formula="of:=([.E14] * 1.5)/25.4" office:value-type="float" office:value="0.335670039396951" calcext:value-type="float">
            <text:p>0.33567003939695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09”</text:p>
          </table:table-cell>
          <table:table-cell office:value-type="float" office:value="4.66" calcext:value-type="float">
            <text:p>4.66</text:p>
          </table:table-cell>
          <table:table-cell office:value-type="float" office:value="3.5" calcext:value-type="float">
            <text:p>3.5</text:p>
          </table:table-cell>
          <table:table-cell table:formula="of:=SQRT(([.C15])^2+([.D15])^2)" office:value-type="float" office:value="5.82800137268344" calcext:value-type="float">
            <text:p>5.82800137268344</text:p>
          </table:table-cell>
          <table:table-cell table:formula="of:=[.C15]*[.D15]" office:value-type="float" office:value="16.31" calcext:value-type="float">
            <text:p>16.31</text:p>
          </table:table-cell>
          <table:table-cell table:number-columns-repeated="2"/>
          <table:table-cell table:formula="of:=([.E15] * 1.5)/25.4" office:value-type="float" office:value="0.344173309410439" calcext:value-type="float">
            <text:p>0.34417330941043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05”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table:formula="of:=SQRT(([.C16])^2+([.D16])^2)" office:value-type="float" office:value="5.94053869611166" calcext:value-type="float">
            <text:p>5.94053869611166</text:p>
          </table:table-cell>
          <table:table-cell table:formula="of:=[.C16]*[.D16]" office:value-type="float" office:value="16.8" calcext:value-type="float">
            <text:p>16.8</text:p>
          </table:table-cell>
          <table:table-cell office:value-type="string" calcext:value-type="string">
            <text:p>8mm</text:p>
          </table:table-cell>
          <table:table-cell/>
          <table:table-cell table:formula="of:=([.E16] * 1.5)/25.4" office:value-type="float" office:value="0.350819214337303" calcext:value-type="float">
            <text:p>0.35081921433730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”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formula="of:=SQRT(([.C17])^2+([.D17])^2)" office:value-type="float" office:value="6" calcext:value-type="float">
            <text:p>6</text:p>
          </table:table-cell>
          <table:table-cell table:formula="of:=[.C17]*[.D17]" office:value-type="float" office:value="17.28" calcext:value-type="float">
            <text:p>17.28</text:p>
          </table:table-cell>
          <table:table-cell table:number-columns-repeated="2"/>
          <table:table-cell table:formula="of:=([.E17] * 1.5)/25.4" office:value-type="float" office:value="0.354330708661417" calcext:value-type="float">
            <text:p>0.354330708661417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9”</text:p>
          </table:table-cell>
          <table:table-cell office:value-type="float" office:value="4.98" calcext:value-type="float">
            <text:p>4.98</text:p>
          </table:table-cell>
          <table:table-cell office:value-type="float" office:value="3.74" calcext:value-type="float">
            <text:p>3.74</text:p>
          </table:table-cell>
          <table:table-cell table:formula="of:=SQRT(([.C18])^2+([.D18])^2)" office:value-type="float" office:value="6.22800128452138" calcext:value-type="float">
            <text:p>6.22800128452138</text:p>
          </table:table-cell>
          <table:table-cell table:formula="of:=[.C18]*[.D18]" office:value-type="float" office:value="18.6252" calcext:value-type="float">
            <text:p>18.6252</text:p>
          </table:table-cell>
          <table:table-cell table:number-columns-repeated="2"/>
          <table:table-cell table:formula="of:=([.E18] * 1.5)/25.4" office:value-type="float" office:value="0.367795351448113" calcext:value-type="float">
            <text:p>0.36779535144811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7”</text:p>
          </table:table-cell>
          <table:table-cell office:value-type="float" office:value="5.37" calcext:value-type="float">
            <text:p>5.37</text:p>
          </table:table-cell>
          <table:table-cell office:value-type="float" office:value="4.04" calcext:value-type="float">
            <text:p>4.04</text:p>
          </table:table-cell>
          <table:table-cell table:formula="of:=SQRT(([.C19])^2+([.D19])^2)" office:value-type="float" office:value="6.72000744047207" calcext:value-type="float">
            <text:p>6.72000744047207</text:p>
          </table:table-cell>
          <table:table-cell table:formula="of:=[.C19]*[.D19]" office:value-type="float" office:value="21.6948" calcext:value-type="float">
            <text:p>21.6948</text:p>
          </table:table-cell>
          <table:table-cell table:number-columns-repeated="2"/>
          <table:table-cell table:formula="of:=([.E19] * 1.5)/25.4" office:value-type="float" office:value="0.396850833098744" calcext:value-type="float">
            <text:p>0.39685083309874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6”</text:p>
          </table:table-cell>
          <table:table-cell office:value-type="float" office:value="5.79" calcext:value-type="float">
            <text:p>5.79</text:p>
          </table:table-cell>
          <table:table-cell office:value-type="float" office:value="4.01" calcext:value-type="float">
            <text:p>4.01</text:p>
          </table:table-cell>
          <table:table-cell table:formula="of:=SQRT(([.C20])^2+([.D20])^2)" office:value-type="float" office:value="7.04302491831457" calcext:value-type="float">
            <text:p>7.04302491831457</text:p>
          </table:table-cell>
          <table:table-cell table:formula="of:=[.C20]*[.D20]" office:value-type="float" office:value="23.2179" calcext:value-type="float">
            <text:p>23.2179</text:p>
          </table:table-cell>
          <table:table-cell office:value-type="string" calcext:value-type="string">
            <text:p>Super 8mm</text:p>
          </table:table-cell>
          <table:table-cell/>
          <table:table-cell table:formula="of:=([.E20] * 1.5)/25.4" office:value-type="float" office:value="0.415926668404404" calcext:value-type="float">
            <text:p>0.41592666840440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2.5”</text:p>
          </table:table-cell>
          <table:table-cell office:value-type="float" office:value="5.76" calcext:value-type="float">
            <text:p>5.76</text:p>
          </table:table-cell>
          <table:table-cell office:value-type="float" office:value="4.29" calcext:value-type="float">
            <text:p>4.29</text:p>
          </table:table-cell>
          <table:table-cell table:formula="of:=SQRT(([.C21])^2+([.D21])^2)" office:value-type="float" office:value="7.18204010013868" calcext:value-type="float">
            <text:p>7.18204010013868</text:p>
          </table:table-cell>
          <table:table-cell table:formula="of:=[.C21]*[.D21]" office:value-type="float" office:value="24.7104" calcext:value-type="float">
            <text:p>24.7104</text:p>
          </table:table-cell>
          <table:table-cell table:number-columns-repeated="2"/>
          <table:table-cell table:formula="of:=([.E21] * 1.5)/25.4" office:value-type="float" office:value="0.424136226386142" calcext:value-type="float">
            <text:p>0.42413622638614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3”</text:p>
          </table:table-cell>
          <table:table-cell office:value-type="float" office:value="6.17" calcext:value-type="float">
            <text:p>6.17</text:p>
          </table:table-cell>
          <table:table-cell office:value-type="float" office:value="4.55" calcext:value-type="float">
            <text:p>4.55</text:p>
          </table:table-cell>
          <table:table-cell table:formula="of:=SQRT(([.C22])^2+([.D22])^2)" office:value-type="float" office:value="7.66625071335395" calcext:value-type="float">
            <text:p>7.66625071335395</text:p>
          </table:table-cell>
          <table:table-cell table:formula="of:=[.C22]*[.D22]" office:value-type="float" office:value="28.0735" calcext:value-type="float">
            <text:p>28.0735</text:p>
          </table:table-cell>
          <table:table-cell table:number-columns-repeated="2"/>
          <table:table-cell table:formula="of:=([.E22] * 1.5)/25.4" office:value-type="float" office:value="0.4527313413398" calcext:value-type="float">
            <text:p>0.452731341339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2”</text:p>
          </table:table-cell>
          <table:table-cell office:value-type="float" office:value="6.3" calcext:value-type="float">
            <text:p>6.3</text:p>
          </table:table-cell>
          <table:table-cell office:value-type="float" office:value="4.72" calcext:value-type="float">
            <text:p>4.72</text:p>
          </table:table-cell>
          <table:table-cell table:formula="of:=SQRT(([.C23])^2+([.D23])^2)" office:value-type="float" office:value="7.8720010162601" calcext:value-type="float">
            <text:p>7.8720010162601</text:p>
          </table:table-cell>
          <table:table-cell table:formula="of:=[.C23]*[.D23]" office:value-type="float" office:value="29.736" calcext:value-type="float">
            <text:p>29.736</text:p>
          </table:table-cell>
          <table:table-cell table:number-columns-repeated="2"/>
          <table:table-cell table:formula="of:=([.E23] * 1.5)/25.4" office:value-type="float" office:value="0.46488194977914" calcext:value-type="float">
            <text:p>0.4648819497791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”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formula="of:=SQRT(([.C24])^2+([.D24])^2)" office:value-type="float" office:value="8" calcext:value-type="float">
            <text:p>8</text:p>
          </table:table-cell>
          <table:table-cell table:formula="of:=[.C24]*[.D24]" office:value-type="float" office:value="30.72" calcext:value-type="float">
            <text:p>30.72</text:p>
          </table:table-cell>
          <table:table-cell table:number-columns-repeated="2"/>
          <table:table-cell table:formula="of:=([.E24] * 1.5)/25.4" office:value-type="float" office:value="0.47244094488189" calcext:value-type="float">
            <text:p>0.4724409448818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8”</text:p>
          </table:table-cell>
          <table:table-cell office:value-type="float" office:value="7.18" calcext:value-type="float">
            <text:p>7.18</text:p>
          </table:table-cell>
          <table:table-cell office:value-type="float" office:value="5.32" calcext:value-type="float">
            <text:p>5.32</text:p>
          </table:table-cell>
          <table:table-cell table:formula="of:=SQRT(([.C25])^2+([.D25])^2)" office:value-type="float" office:value="8.93615129683915" calcext:value-type="float">
            <text:p>8.93615129683915</text:p>
          </table:table-cell>
          <table:table-cell table:formula="of:=[.C25]*[.D25]" office:value-type="float" office:value="38.1976" calcext:value-type="float">
            <text:p>38.1976</text:p>
          </table:table-cell>
          <table:table-cell table:number-columns-repeated="2"/>
          <table:table-cell table:formula="of:=([.E25] * 1.5)/25.4" office:value-type="float" office:value="0.527725470285777" calcext:value-type="float">
            <text:p>0.52772547028577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1.7”</text:p>
          </table:table-cell>
          <table:table-cell office:value-type="float" office:value="7.6" calcext:value-type="float">
            <text:p>7.6</text:p>
          </table:table-cell>
          <table:table-cell office:value-type="float" office:value="5.7" calcext:value-type="float">
            <text:p>5.7</text:p>
          </table:table-cell>
          <table:table-cell table:formula="of:=SQRT(([.C26])^2+([.D26])^2)" office:value-type="float" office:value="9.5" calcext:value-type="float">
            <text:p>9.5</text:p>
          </table:table-cell>
          <table:table-cell table:formula="of:=[.C26]*[.D26]" office:value-type="float" office:value="43.32" calcext:value-type="float">
            <text:p>43.32</text:p>
          </table:table-cell>
          <table:table-cell table:number-columns-repeated="2"/>
          <table:table-cell table:formula="of:=([.E26] * 1.5)/25.4" office:value-type="float" office:value="0.561023622047244" calcext:value-type="float">
            <text:p>0.56102362204724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6”</text:p>
          </table:table-cell>
          <table:table-cell office:value-type="float" office:value="8.08" calcext:value-type="float">
            <text:p>8.08</text:p>
          </table:table-cell>
          <table:table-cell office:value-type="float" office:value="6.01" calcext:value-type="float">
            <text:p>6.01</text:p>
          </table:table-cell>
          <table:table-cell table:formula="of:=SQRT(([.C27])^2+([.D27])^2)" office:value-type="float" office:value="10.0700794435794" calcext:value-type="float">
            <text:p>10.0700794435794</text:p>
          </table:table-cell>
          <table:table-cell table:formula="of:=[.C27]*[.D27]" office:value-type="float" office:value="48.5608" calcext:value-type="float">
            <text:p>48.5608</text:p>
          </table:table-cell>
          <table:table-cell table:number-columns-repeated="2"/>
          <table:table-cell table:formula="of:=([.E27] * 1.5)/25.4" office:value-type="float" office:value="0.594689730920042" calcext:value-type="float">
            <text:p>0.59468973092004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office:value-type="float" office:value="49.94" calcext:value-type="float">
            <text:p>49.94</text:p>
          </table:table-cell>
          <table:table-cell table:number-columns-repeated="2"/>
          <table:table-cell table:formula="of:=([.E28] * 1.5)/25.4" office:value-type="float" office:value="0.60236220472441" calcext:value-type="float">
            <text:p>0.6023622047244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/3”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11.2" calcext:value-type="float">
            <text:p>11.2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string" calcext:value-type="string">
            <text:p>Fuji Nokia</text:p>
          </table:table-cell>
          <table:table-cell table:formula="of:=([.E29] * 1.5)/25.4" office:value-type="float" office:value="0.661417322834646" calcext:value-type="float">
            <text:p>0.661417322834646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33”</text:p>
          </table:table-cell>
          <table:table-cell office:value-type="float" office:value="9.6" calcext:value-type="float">
            <text:p>9.6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table:formula="of:=[.C30]*[.D30]" office:value-type="float" office:value="69.12" calcext:value-type="float">
            <text:p>69.12</text:p>
          </table:table-cell>
          <table:table-cell table:number-columns-repeated="2"/>
          <table:table-cell table:formula="of:=([.E30] * 1.5)/25.4" office:value-type="float" office:value="0.720472440944882" calcext:value-type="float">
            <text:p>0.72047244094488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25”</text:p>
          </table:table-cell>
          <table:table-cell office:value-type="float" office:value="10.26" calcext:value-type="float">
            <text:p>10.26</text:p>
          </table:table-cell>
          <table:table-cell office:value-type="float" office:value="7.49" calcext:value-type="float">
            <text:p>7.49</text:p>
          </table:table-cell>
          <table:table-cell office:value-type="float" office:value="13.2" calcext:value-type="float">
            <text:p>13.2</text:p>
          </table:table-cell>
          <table:table-cell table:formula="of:=[.C31]*[.D31]" office:value-type="float" office:value="76.8474" calcext:value-type="float">
            <text:p>76.8474</text:p>
          </table:table-cell>
          <table:table-cell office:value-type="string" calcext:value-type="string">
            <text:p>16mm</text:p>
          </table:table-cell>
          <table:table-cell/>
          <table:table-cell table:formula="of:=([.E31] * 1.5)/25.4" office:value-type="float" office:value="0.779527559055118" calcext:value-type="float">
            <text:p>0.77952755905511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2”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table:formula="of:=[.C32]*[.D32]" office:value-type="float" office:value="85.36" calcext:value-type="float">
            <text:p>85.36</text:p>
          </table:table-cell>
          <table:table-cell table:number-columns-repeated="2"/>
          <table:table-cell table:formula="of:=([.E32] * 1.5)/25.4" office:value-type="float" office:value="0.838582677165354" calcext:value-type="float">
            <text:p>0.83858267716535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12”</text:p>
          </table:table-cell>
          <table:table-cell office:value-type="float" office:value="11.43" calcext:value-type="float">
            <text:p>11.43</text:p>
          </table:table-cell>
          <table:table-cell office:value-type="float" office:value="8.57" calcext:value-type="float">
            <text:p>8.57</text:p>
          </table:table-cell>
          <table:table-cell office:value-type="float" office:value="15.2" calcext:value-type="float">
            <text:p>15.2</text:p>
          </table:table-cell>
          <table:table-cell table:formula="of:=[.C33]*[.D33]" office:value-type="float" office:value="97.9551" calcext:value-type="float">
            <text:p>97.9551</text:p>
          </table:table-cell>
          <table:table-cell table:number-columns-repeated="2"/>
          <table:table-cell table:formula="of:=([.E33] * 1.5)/25.4" office:value-type="float" office:value="0.897637795275591" calcext:value-type="float">
            <text:p>0.89763779527559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05”</text:p>
          </table:table-cell>
          <table:table-cell office:value-type="float" office:value="12.48" calcext:value-type="float">
            <text:p>12.48</text:p>
          </table:table-cell>
          <table:table-cell office:value-type="float" office:value="7.02" calcext:value-type="float">
            <text:p>7.02</text:p>
          </table:table-cell>
          <table:table-cell office:value-type="float" office:value="16.2" calcext:value-type="float">
            <text:p>16.2</text:p>
          </table:table-cell>
          <table:table-cell table:formula="of:=[.C34]*[.D34]" office:value-type="float" office:value="87.6096" calcext:value-type="float">
            <text:p>87.6096</text:p>
          </table:table-cell>
          <table:table-cell/>
          <table:table-cell office:value-type="string" calcext:value-type="string">
            <text:p>Blackmagic</text:p>
          </table:table-cell>
          <table:table-cell table:formula="of:=([.E34] * 1.5)/25.4" office:value-type="float" office:value="0.956692913385827" calcext:value-type="float">
            <text:p>0.95669291338582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02”</text:p>
          </table:table-cell>
          <table:table-cell office:value-type="float" office:value="12.52" calcext:value-type="float">
            <text:p>12.52</text:p>
          </table:table-cell>
          <table:table-cell office:value-type="float" office:value="7.41" calcext:value-type="float">
            <text:p>7.41</text:p>
          </table:table-cell>
          <table:table-cell office:value-type="float" office:value="17.2" calcext:value-type="float">
            <text:p>17.2</text:p>
          </table:table-cell>
          <table:table-cell table:formula="of:=[.C35]*[.D35]" office:value-type="float" office:value="92.7732" calcext:value-type="float">
            <text:p>92.7732</text:p>
          </table:table-cell>
          <table:table-cell office:value-type="string" calcext:value-type="string">
            <text:p>Super 16mm</text:p>
          </table:table-cell>
          <table:table-cell/>
          <table:table-cell table:formula="of:=([.E35] * 1.5)/25.4" office:value-type="float" office:value="1.01574803149606" calcext:value-type="float">
            <text:p>1.0157480314960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07”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office:value-type="float" office:value="18.2" calcext:value-type="float">
            <text:p>18.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ikon Sony</text:p>
          </table:table-cell>
          <table:table-cell table:formula="of:=([.E36] * 1.5)/25.4" office:value-type="float" office:value="1.0748031496063" calcext:value-type="float">
            <text:p>1.07480314960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13”</text:p>
          </table:table-cell>
          <table:table-cell office:value-type="float" office:value="12.8" calcext:value-type="float">
            <text:p>12.8</text:p>
          </table:table-cell>
          <table:table-cell office:value-type="float" office:value="9.6" calcext:value-type="float">
            <text:p>9.6</text:p>
          </table:table-cell>
          <table:table-cell office:value-type="float" office:value="19.2" calcext:value-type="float">
            <text:p>19.2</text:p>
          </table:table-cell>
          <table:table-cell table:formula="of:=[.C37]*[.D37]" office:value-type="float" office:value="122.88" calcext:value-type="float">
            <text:p>122.88</text:p>
          </table:table-cell>
          <table:table-cell table:number-columns-repeated="2"/>
          <table:table-cell table:formula="of:=([.E37] * 1.5)/25.4" office:value-type="float" office:value="1.13385826771654" calcext:value-type="float">
            <text:p>1.133858267716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19”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.3</text:p>
          </table:table-cell>
          <table:table-cell office:value-type="float" office:value="20.2" calcext:value-type="float">
            <text:p>20.2</text:p>
          </table:table-cell>
          <table:table-cell table:formula="of:=[.C38]*[.D38]" office:value-type="float" office:value="130.2" calcext:value-type="float">
            <text:p>130.2</text:p>
          </table:table-cell>
          <table:table-cell table:number-columns-repeated="2"/>
          <table:table-cell table:formula="of:=([.E38] * 1.5)/25.4" office:value-type="float" office:value="1.19291338582677" calcext:value-type="float">
            <text:p>1.1929133858267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25”</text:p>
          </table:table-cell>
          <table:table-cell office:value-type="float" office:value="14.1" calcext:value-type="float">
            <text:p>14.1</text:p>
          </table:table-cell>
          <table:table-cell office:value-type="float" office:value="10.3" calcext:value-type="float">
            <text:p>10.3</text:p>
          </table:table-cell>
          <table:table-cell office:value-type="float" office:value="21.2" calcext:value-type="float">
            <text:p>21.2</text:p>
          </table:table-cell>
          <table:table-cell table:formula="of:=[.C39]*[.D39]" office:value-type="float" office:value="145.23" calcext:value-type="float">
            <text:p>145.23</text:p>
          </table:table-cell>
          <table:table-cell table:number-columns-repeated="2"/>
          <table:table-cell table:formula="of:=([.E39] * 1.5)/25.4" office:value-type="float" office:value="1.25196850393701" calcext:value-type="float">
            <text:p>1.2519685039370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31”</text:p>
          </table:table-cell>
          <table:table-cell office:value-type="float" office:value="15.81" calcext:value-type="float">
            <text:p>15.81</text:p>
          </table:table-cell>
          <table:table-cell office:value-type="float" office:value="8.8" calcext:value-type="float">
            <text:p>8.8</text:p>
          </table:table-cell>
          <table:table-cell office:value-type="float" office:value="22.2" calcext:value-type="float">
            <text:p>22.2</text:p>
          </table:table-cell>
          <table:table-cell table:formula="of:=[.C40]*[.D40]" office:value-type="float" office:value="139.128" calcext:value-type="float">
            <text:p>139.128</text:p>
          </table:table-cell>
          <table:table-cell/>
          <table:table-cell office:value-type="string" calcext:value-type="string">
            <text:p>Blackmagic</text:p>
          </table:table-cell>
          <table:table-cell table:formula="of:=([.E40] * 1.5)/25.4" office:value-type="float" office:value="1.31102362204724" calcext:value-type="float">
            <text:p>1.3110236220472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37”</text:p>
          </table:table-cell>
          <table:table-cell office:value-type="float" office:value="18.96" calcext:value-type="float">
            <text:p>18.96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table:formula="of:=[.C41]*[.D41]" office:value-type="float" office:value="189.6" calcext:value-type="float">
            <text:p>189.6</text:p>
          </table:table-cell>
          <table:table-cell/>
          <table:table-cell office:value-type="string" calcext:value-type="string">
            <text:p>Blackmagic</text:p>
          </table:table-cell>
          <table:table-cell table:formula="of:=([.E41] * 1.5)/25.4" office:value-type="float" office:value="1.37007874015748" calcext:value-type="float">
            <text:p>1.3700787401574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/3”</text:p>
          </table:table-cell>
          <table:table-cell office:value-type="float" office:value="17.3" calcext:value-type="float">
            <text:p>17.3</text:p>
          </table:table-cell>
          <table:table-cell office:value-type="float" office:value="13" calcext:value-type="float">
            <text:p>13</text:p>
          </table:table-cell>
          <table:table-cell office:value-type="float" office:value="24.2" calcext:value-type="float">
            <text:p>24.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Olympus Panasonic</text:p>
          </table:table-cell>
          <table:table-cell table:formula="of:=([.E42] * 1.5)/25.4" office:value-type="float" office:value="1.42913385826772" calcext:value-type="float">
            <text:p>1.4291338582677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48”</text:p>
          </table:table-cell>
          <table:table-cell office:value-type="float" office:value="18.7" calcext:value-type="float">
            <text:p>18.7</text:p>
          </table:table-cell>
          <table:table-cell office:value-type="float" office:value="14" calcext:value-type="float">
            <text:p>14</text:p>
          </table:table-cell>
          <table:table-cell office:value-type="float" office:value="25.2" calcext:value-type="float">
            <text:p>25.2</text:p>
          </table:table-cell>
          <table:table-cell table:formula="of:=[.C43]*[.D43]" office:value-type="float" office:value="261.8" calcext:value-type="float">
            <text:p>261.8</text:p>
          </table:table-cell>
          <table:table-cell table:number-columns-repeated="2"/>
          <table:table-cell table:formula="of:=([.E43] * 1.5)/25.4" office:value-type="float" office:value="1.48818897637795" calcext:value-type="float">
            <text:p>1.488188976377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54”</text:p>
          </table:table-cell>
          <table:table-cell office:value-type="float" office:value="21.95" calcext:value-type="float">
            <text:p>21.95</text:p>
          </table:table-cell>
          <table:table-cell office:value-type="float" office:value="9.35" calcext:value-type="float">
            <text:p>9.35</text:p>
          </table:table-cell>
          <table:table-cell office:value-type="float" office:value="26.2" calcext:value-type="float">
            <text:p>26.2</text:p>
          </table:table-cell>
          <table:table-cell table:formula="of:=[.C44]*[.D44]" office:value-type="float" office:value="205.2325" calcext:value-type="float">
            <text:p>205.2325</text:p>
          </table:table-cell>
          <table:table-cell office:value-type="string" calcext:value-type="string">
            <text:p>35mm 2-perf</text:p>
          </table:table-cell>
          <table:table-cell office:value-type="string" calcext:value-type="string">
            <text:p>Techniscope 2 Perf</text:p>
          </table:table-cell>
          <table:table-cell table:formula="of:=([.E44] * 1.5)/25.4" office:value-type="float" office:value="1.54724409448819" calcext:value-type="float">
            <text:p>1.547244094488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61”</text:p>
          </table:table-cell>
          <table:table-cell office:value-type="float" office:value="21.12" calcext:value-type="float">
            <text:p>21.12</text:p>
          </table:table-cell>
          <table:table-cell office:value-type="float" office:value="11.88" calcext:value-type="float">
            <text:p>11.88</text:p>
          </table:table-cell>
          <table:table-cell office:value-type="float" office:value="27.2" calcext:value-type="float">
            <text:p>27.2</text:p>
          </table:table-cell>
          <table:table-cell table:formula="of:=[.C45]*[.D45]" office:value-type="float" office:value="250.9056" calcext:value-type="float">
            <text:p>250.9056</text:p>
          </table:table-cell>
          <table:table-cell/>
          <table:table-cell office:value-type="string" calcext:value-type="string">
            <text:p>Blackmagic</text:p>
          </table:table-cell>
          <table:table-cell table:formula="of:=([.E45] * 1.5)/25.4" office:value-type="float" office:value="1.60629921259843" calcext:value-type="float">
            <text:p>1.6062992125984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66”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28.2" calcext:value-type="float">
            <text:p>28.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Sigma</text:p>
          </table:table-cell>
          <table:table-cell table:formula="of:=([.E46] * 1.5)/25.4" office:value-type="float" office:value="1.66535433070866" calcext:value-type="float">
            <text:p>1.6653543307086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72”</text:p>
          </table:table-cell>
          <table:table-cell office:value-type="float" office:value="23" calcext:value-type="float">
            <text:p>23</text:p>
          </table:table-cell>
          <table:table-cell office:value-type="float" office:value="10.8" calcext:value-type="float">
            <text:p>10.8</text:p>
          </table:table-cell>
          <table:table-cell office:value-type="float" office:value="29.2" calcext:value-type="float">
            <text:p>29.2</text:p>
          </table:table-cell>
          <table:table-cell table:formula="of:=[.C47]*[.D47]" office:value-type="float" office:value="248.4" calcext:value-type="float">
            <text:p>248.4</text:p>
          </table:table-cell>
          <table:table-cell/>
          <table:table-cell office:value-type="string" calcext:value-type="string">
            <text:p>RED DRAGON</text:p>
          </table:table-cell>
          <table:table-cell table:formula="of:=([.E47] * 1.5)/25.4" office:value-type="float" office:value="1.7244094488189" calcext:value-type="float">
            <text:p>1.724409448818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78”</text:p>
          </table:table-cell>
          <table:table-cell office:value-type="float" office:value="24.89" calcext:value-type="float">
            <text:p>24.89</text:p>
          </table:table-cell>
          <table:table-cell office:value-type="float" office:value="9.35" calcext:value-type="float">
            <text:p>9.35</text:p>
          </table:table-cell>
          <table:table-cell office:value-type="float" office:value="30.2" calcext:value-type="float">
            <text:p>30.2</text:p>
          </table:table-cell>
          <table:table-cell table:formula="of:=[.C48]*[.D48]" office:value-type="float" office:value="232.7215" calcext:value-type="float">
            <text:p>232.7215</text:p>
          </table:table-cell>
          <table:table-cell office:value-type="string" calcext:value-type="string">
            <text:p>Super 35mm 2-perf</text:p>
          </table:table-cell>
          <table:table-cell/>
          <table:table-cell table:formula="of:=([.E48] * 1.5)/25.4" office:value-type="float" office:value="1.78346456692913" calcext:value-type="float">
            <text:p>1.7834645669291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84”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office:value-type="float" office:value="31.2" calcext:value-type="float">
            <text:p>31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F-S APS-C</text:p>
          </table:table-cell>
          <table:table-cell office:value-type="string" calcext:value-type="string">
            <text:p>Canon</text:p>
          </table:table-cell>
          <table:table-cell table:formula="of:=([.E49] * 1.5)/25.4" office:value-type="float" office:value="1.84251968503937" calcext:value-type="float">
            <text:p>1.8425196850393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90”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.2" calcext:value-type="float">
            <text:p>32.2</text:p>
          </table:table-cell>
          <table:table-cell table:formula="of:=[.C50]*[.D50]" office:value-type="float" office:value="352" calcext:value-type="float">
            <text:p>352</text:p>
          </table:table-cell>
          <table:table-cell office:value-type="string" calcext:value-type="string">
            <text:p>35mm 4-perf movie frame</text:p>
          </table:table-cell>
          <table:table-cell office:value-type="string" calcext:value-type="string">
            <text:p>Super</text:p>
          </table:table-cell>
          <table:table-cell table:formula="of:=([.E50] * 1.5)/25.4" office:value-type="float" office:value="1.90157480314961" calcext:value-type="float">
            <text:p>1.9015748031496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96”</text:p>
          </table:table-cell>
          <table:table-cell office:value-type="float" office:value="23.6" calcext:value-type="float">
            <text:p>23.6</text:p>
          </table:table-cell>
          <table:table-cell office:value-type="float" office:value="15.7" calcext:value-type="float">
            <text:p>15.7</text:p>
          </table:table-cell>
          <table:table-cell office:value-type="float" office:value="33.2" calcext:value-type="float">
            <text:p>33.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Nikon Sony Pentax Fuji</text:p>
          </table:table-cell>
          <table:table-cell table:formula="of:=([.E51] * 1.5)/25.4" office:value-type="float" office:value="1.96062992125984" calcext:value-type="float">
            <text:p>1.9606299212598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02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34.2" calcext:value-type="float">
            <text:p>34.2</text:p>
          </table:table-cell>
          <table:table-cell table:formula="of:=[.C52]*[.D52]" office:value-type="float" office:value="344.9754" calcext:value-type="float">
            <text:p>344.9754</text:p>
          </table:table-cell>
          <table:table-cell office:value-type="string" calcext:value-type="string">
            <text:p>Super 35mm 3-perf</text:p>
          </table:table-cell>
          <table:table-cell/>
          <table:table-cell table:formula="of:=([.E52] * 1.5)/25.4" office:value-type="float" office:value="2.01968503937008" calcext:value-type="float">
            <text:p>2.0196850393700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08”</text:p>
          </table:table-cell>
          <table:table-cell office:value-type="float" office:value="25.34" calcext:value-type="float">
            <text:p>25.34</text:p>
          </table:table-cell>
          <table:table-cell office:value-type="float" office:value="14.25" calcext:value-type="float">
            <text:p>14.25</text:p>
          </table:table-cell>
          <table:table-cell office:value-type="float" office:value="35.2" calcext:value-type="float">
            <text:p>35.2</text:p>
          </table:table-cell>
          <table:table-cell table:formula="of:=[.C53]*[.D53]" office:value-type="float" office:value="361.095" calcext:value-type="float">
            <text:p>361.095</text:p>
          </table:table-cell>
          <table:table-cell/>
          <table:table-cell office:value-type="string" calcext:value-type="string">
            <text:p>Blackmagic</text:p>
          </table:table-cell>
          <table:table-cell table:formula="of:=([.E53] * 1.5)/25.4" office:value-type="float" office:value="2.07874015748032" calcext:value-type="float">
            <text:p>2.0787401574803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14”</text:p>
          </table:table-cell>
          <table:table-cell office:value-type="float" office:value="25.6" calcext:value-type="float">
            <text:p>25.6</text:p>
          </table:table-cell>
          <table:table-cell office:value-type="float" office:value="13.5" calcext:value-type="float">
            <text:p>13.5</text:p>
          </table:table-cell>
          <table:table-cell office:value-type="float" office:value="36.2" calcext:value-type="float">
            <text:p>36.2</text:p>
          </table:table-cell>
          <table:table-cell table:formula="of:=[.C54]*[.D54]" office:value-type="float" office:value="345.6" calcext:value-type="float">
            <text:p>345.6</text:p>
          </table:table-cell>
          <table:table-cell/>
          <table:table-cell office:value-type="string" calcext:value-type="string">
            <text:p>RED DRAGON</text:p>
          </table:table-cell>
          <table:table-cell table:formula="of:=([.E54] * 1.5)/25.4" office:value-type="float" office:value="2.13779527559055" calcext:value-type="float">
            <text:p>2.1377952755905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20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office:value-type="float" office:value="37.2" calcext:value-type="float">
            <text:p>37.2</text:p>
          </table:table-cell>
          <table:table-cell table:formula="of:=[.C55]*[.D55]" office:value-type="float" office:value="464.4474" calcext:value-type="float">
            <text:p>464.4474</text:p>
          </table:table-cell>
          <table:table-cell/>
          <table:table-cell office:value-type="string" calcext:value-type="string">
            <text:p>Super 35mm 4-perf</text:p>
          </table:table-cell>
          <table:table-cell table:formula="of:=([.E55] * 1.5)/25.4" office:value-type="float" office:value="2.19685039370079" calcext:value-type="float">
            <text:p>2.196850393700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26”</text:p>
          </table:table-cell>
          <table:table-cell office:value-type="float" office:value="28.7" calcext:value-type="float">
            <text:p>28.7</text:p>
          </table:table-cell>
          <table:table-cell office:value-type="float" office:value="19" calcext:value-type="float">
            <text:p>19</text:p>
          </table:table-cell>
          <table:table-cell office:value-type="float" office:value="38.2" calcext:value-type="float">
            <text:p>38.2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Canon</text:p>
          </table:table-cell>
          <table:table-cell table:formula="of:=([.E56] * 1.5)/25.4" office:value-type="float" office:value="2.25590551181102" calcext:value-type="float">
            <text:p>2.2559055118110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31”</text:p>
          </table:table-cell>
          <table:table-cell office:value-type="float" office:value="29.9" calcext:value-type="float">
            <text:p>29.9</text:p>
          </table:table-cell>
          <table:table-cell office:value-type="float" office:value="15.77" calcext:value-type="float">
            <text:p>15.77</text:p>
          </table:table-cell>
          <table:table-cell office:value-type="float" office:value="39.2" calcext:value-type="float">
            <text:p>39.2</text:p>
          </table:table-cell>
          <table:table-cell table:formula="of:=[.C57]*[.D57]" office:value-type="float" office:value="471.523" calcext:value-type="float">
            <text:p>471.523</text:p>
          </table:table-cell>
          <table:table-cell/>
          <table:table-cell office:value-type="string" calcext:value-type="string">
            <text:p>ARRI</text:p>
          </table:table-cell>
          <table:table-cell table:formula="of:=([.E57] * 1.5)/25.4" office:value-type="float" office:value="2.31496062992126" calcext:value-type="float">
            <text:p>2.3149606299212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37”</text:p>
          </table:table-cell>
          <table:table-cell office:value-type="float" office:value="30.7" calcext:value-type="float">
            <text:p>30.7</text:p>
          </table:table-cell>
          <table:table-cell office:value-type="float" office:value="15.8" calcext:value-type="float">
            <text:p>15.8</text:p>
          </table:table-cell>
          <table:table-cell office:value-type="float" office:value="40.2" calcext:value-type="float">
            <text:p>40.2</text:p>
          </table:table-cell>
          <table:table-cell table:formula="of:=[.C58]*[.D58]" office:value-type="float" office:value="485.06" calcext:value-type="float">
            <text:p>485.06</text:p>
          </table:table-cell>
          <table:table-cell/>
          <table:table-cell office:value-type="string" calcext:value-type="string">
            <text:p>RED DRAGON</text:p>
          </table:table-cell>
          <table:table-cell table:formula="of:=([.E58] * 1.5)/25.4" office:value-type="float" office:value="2.3740157480315" calcext:value-type="float">
            <text:p>2.374015748031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56”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3.266" calcext:value-type="float">
            <text:p>43.26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35mm Full frame</text:p>
          </table:table-cell>
          <table:table-cell office:value-type="string" calcext:value-type="string">
            <text:p>Film</text:p>
          </table:table-cell>
          <table:table-cell table:formula="of:=([.E59] * 1.5)/25.4" office:value-type="float" office:value="2.55507874015748" calcext:value-type="float">
            <text:p>2.5550787401574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64”</text:p>
          </table:table-cell>
          <table:table-cell office:value-type="float" office:value="36.7" calcext:value-type="float">
            <text:p>36.7</text:p>
          </table:table-cell>
          <table:table-cell office:value-type="float" office:value="25.54" calcext:value-type="float">
            <text:p>25.54</text:p>
          </table:table-cell>
          <table:table-cell table:formula="of:=SQRT(([.C60])^2+([.D60])^2)" office:value-type="float" office:value="44.7122086235963" calcext:value-type="float">
            <text:p>44.7122086235963</text:p>
          </table:table-cell>
          <table:table-cell table:formula="of:=[.C60]*[.D60]" office:value-type="float" office:value="937.318" calcext:value-type="float">
            <text:p>937.318</text:p>
          </table:table-cell>
          <table:table-cell/>
          <table:table-cell office:value-type="string" calcext:value-type="string">
            <text:p>ARRI</text:p>
          </table:table-cell>
          <table:table-cell table:formula="of:=([.E60] * 1.5)/25.4" office:value-type="float" office:value="2.640484761236" calcext:value-type="float">
            <text:p>2.64048476123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73”</text:p>
          </table:table-cell>
          <table:table-cell office:value-type="float" office:value="40.96" calcext:value-type="float">
            <text:p>40.96</text:p>
          </table:table-cell>
          <table:table-cell office:value-type="float" office:value="21.6" calcext:value-type="float">
            <text:p>21.6</text:p>
          </table:table-cell>
          <table:table-cell table:formula="of:=SQRT(([.C61])^2+([.D61])^2)" office:value-type="float" office:value="46.3063883281778" calcext:value-type="float">
            <text:p>46.3063883281778</text:p>
          </table:table-cell>
          <table:table-cell table:formula="of:=[.C61]*[.D61]" office:value-type="float" office:value="884.736" calcext:value-type="float">
            <text:p>884.736</text:p>
          </table:table-cell>
          <table:table-cell/>
          <table:table-cell office:value-type="string" calcext:value-type="string">
            <text:p>RED MONSTRO</text:p>
          </table:table-cell>
          <table:table-cell table:formula="of:=([.E61] * 1.5)/25.4" office:value-type="float" office:value="2.734629231979" calcext:value-type="float">
            <text:p>2.7346292319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19”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QRT(([.C62])^2+([.D62])^2)" office:value-type="float" office:value="54.0832691319598" calcext:value-type="float">
            <text:p>54.0832691319598</text:p>
          </table:table-cell>
          <table:table-cell table:formula="of:=[.C62]*[.D62]" office:value-type="float" office:value="1350" calcext:value-type="float">
            <text:p>1350</text:p>
          </table:table-cell>
          <table:table-cell/>
          <table:table-cell office:value-type="string" calcext:value-type="string">
            <text:p>Leica S</text:p>
          </table:table-cell>
          <table:table-cell table:formula="of:=([.E62] * 1.5)/25.4" office:value-type="float" office:value="3.19389384637558" calcext:value-type="float">
            <text:p>3.1938938463755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24”</text:p>
          </table:table-cell>
          <table:table-cell office:value-type="float" office:value="43.8" calcext:value-type="float">
            <text:p>43.8</text:p>
          </table:table-cell>
          <table:table-cell office:value-type="float" office:value="32.9" calcext:value-type="float">
            <text:p>32.9</text:p>
          </table:table-cell>
          <table:table-cell table:formula="of:=SQRT(([.C63])^2+([.D63])^2)" office:value-type="float" office:value="54.7800146038681" calcext:value-type="float">
            <text:p>54.7800146038681</text:p>
          </table:table-cell>
          <table:table-cell table:formula="of:=[.C63]*[.D63]" office:value-type="float" office:value="1441.02" calcext:value-type="float">
            <text:p>1441.02</text:p>
          </table:table-cell>
          <table:table-cell/>
          <table:table-cell office:value-type="string" calcext:value-type="string">
            <text:p>Pentax 645D</text:p>
          </table:table-cell>
          <table:table-cell table:formula="of:=([.E63] * 1.5)/25.4" office:value-type="float" office:value="3.23504023251189" calcext:value-type="float">
            <text:p>3.2350402325118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38”</text:p>
          </table:table-cell>
          <table:table-cell office:value-type="float" office:value="52.48" calcext:value-type="float">
            <text:p>52.48</text:p>
          </table:table-cell>
          <table:table-cell office:value-type="float" office:value="23.01" calcext:value-type="float">
            <text:p>23.01</text:p>
          </table:table-cell>
          <table:table-cell table:formula="of:=SQRT(([.C64])^2+([.D64])^2)" office:value-type="float" office:value="57.3027966158721" calcext:value-type="float">
            <text:p>57.3027966158721</text:p>
          </table:table-cell>
          <table:table-cell table:formula="of:=[.C64]*[.D64]" office:value-type="float" office:value="1207.5648" calcext:value-type="float">
            <text:p>1207.5648</text:p>
          </table:table-cell>
          <table:table-cell office:value-type="string" calcext:value-type="string">
            <text:p>65mm/70mm</text:p>
          </table:table-cell>
          <table:table-cell/>
          <table:table-cell table:formula="of:=([.E64] * 1.5)/25.4" office:value-type="float" office:value="3.38402342219717" calcext:value-type="float">
            <text:p>3.3840234221971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54”</text:p>
          </table:table-cell>
          <table:table-cell office:value-type="float" office:value="54.12" calcext:value-type="float">
            <text:p>54.12</text:p>
          </table:table-cell>
          <table:table-cell office:value-type="float" office:value="25.58" calcext:value-type="float">
            <text:p>25.58</text:p>
          </table:table-cell>
          <table:table-cell table:formula="of:=SQRT(([.C65])^2+([.D65])^2)" office:value-type="float" office:value="59.8607617726337" calcext:value-type="float">
            <text:p>59.8607617726337</text:p>
          </table:table-cell>
          <table:table-cell table:formula="of:=[.C65]*[.D65]" office:value-type="float" office:value="1384.3896" calcext:value-type="float">
            <text:p>1384.3896</text:p>
          </table:table-cell>
          <table:table-cell/>
          <table:table-cell office:value-type="string" calcext:value-type="string">
            <text:p>ARRI</text:p>
          </table:table-cell>
          <table:table-cell table:formula="of:=([.E65] * 1.5)/25.4" office:value-type="float" office:value="3.53508435665159" calcext:value-type="float">
            <text:p>3.5350843566515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62”</text:p>
          </table:table-cell>
          <table:table-cell office:value-type="float" office:value="49" calcext:value-type="float">
            <text:p>49</text:p>
          </table:table-cell>
          <table:table-cell office:value-type="float" office:value="36.8" calcext:value-type="float">
            <text:p>36.8</text:p>
          </table:table-cell>
          <table:table-cell table:formula="of:=SQRT(([.C66])^2+([.D66])^2)" office:value-type="float" office:value="61.2800130548289" calcext:value-type="float">
            <text:p>61.2800130548289</text:p>
          </table:table-cell>
          <table:table-cell table:formula="of:=[.C66]*[.D66]" office:value-type="float" office:value="1803.2" calcext:value-type="float">
            <text:p>1803.2</text:p>
          </table:table-cell>
          <table:table-cell/>
          <table:table-cell office:value-type="string" calcext:value-type="string">
            <text:p>39000 CCD</text:p>
          </table:table-cell>
          <table:table-cell table:formula="of:=([.E66] * 1.5)/25.4" office:value-type="float" office:value="3.61889840874974" calcext:value-type="float">
            <text:p>3.6188984087497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3”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SQRT(([.C67])^2+([.D67])^2)" office:value-type="float" office:value="66.573267908373" calcext:value-type="float">
            <text:p>66.573267908373</text:p>
          </table:table-cell>
          <table:table-cell table:formula="of:=[.C67]*[.D67]" office:value-type="float" office:value="2016" calcext:value-type="float">
            <text:p>2016</text:p>
          </table:table-cell>
          <table:table-cell/>
          <table:table-cell office:value-type="string" calcext:value-type="string">
            <text:p>Leaf Afi 10</text:p>
          </table:table-cell>
          <table:table-cell table:formula="of:=([.E67] * 1.5)/25.4" office:value-type="float" office:value="3.93149219931336" calcext:value-type="float">
            <text:p>3.9314921993133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6”</text:p>
          </table:table-cell>
          <table:table-cell office:value-type="float" office:value="53.7" calcext:value-type="float">
            <text:p>53.7</text:p>
          </table:table-cell>
          <table:table-cell office:value-type="float" office:value="40.2" calcext:value-type="float">
            <text:p>40.2</text:p>
          </table:table-cell>
          <table:table-cell table:formula="of:=SQRT(([.C68])^2+([.D68])^2)" office:value-type="float" office:value="67.0800268336261" calcext:value-type="float">
            <text:p>67.0800268336261</text:p>
          </table:table-cell>
          <table:table-cell table:formula="of:=[.C68]*[.D68]" office:value-type="float" office:value="2158.74" calcext:value-type="float">
            <text:p>2158.74</text:p>
          </table:table-cell>
          <table:table-cell office:value-type="string" calcext:value-type="string">
            <text:p>Medium-format</text:p>
          </table:table-cell>
          <table:table-cell/>
          <table:table-cell table:formula="of:=([.E68] * 1.5)/25.4" office:value-type="float" office:value="3.96141890749761" calcext:value-type="float">
            <text:p>3.9614189074976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8”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table:formula="of:=SQRT(([.C69])^2+([.D69])^2)" office:value-type="float" office:value="67.3600029691211" calcext:value-type="float">
            <text:p>67.3600029691211</text:p>
          </table:table-cell>
          <table:table-cell table:formula="of:=[.C69]*[.D69]" office:value-type="float" office:value="2177.56" calcext:value-type="float">
            <text:p>2177.56</text:p>
          </table:table-cell>
          <table:table-cell/>
          <table:table-cell office:value-type="string" calcext:value-type="string">
            <text:p>Phase One P65+</text:p>
          </table:table-cell>
          <table:table-cell table:formula="of:=([.E69] * 1.5)/25.4" office:value-type="float" office:value="3.97795293124731" calcext:value-type="float">
            <text:p>3.9779529312473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.13”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SQRT(([.C70])^2+([.D70])^2)" office:value-type="float" office:value="70" calcext:value-type="float">
            <text:p>70</text:p>
          </table:table-cell>
          <table:table-cell table:formula="of:=[.C70]*[.D70]" office:value-type="float" office:value="2352" calcext:value-type="float">
            <text:p>2352</text:p>
          </table:table-cell>
          <table:table-cell office:value-type="string" calcext:value-type="string">
            <text:p>Medium-format/645 format</text:p>
          </table:table-cell>
          <table:table-cell/>
          <table:table-cell table:formula="of:=([.E70] * 1.5)/25.4" office:value-type="float" office:value="4.13385826771654" calcext:value-type="float">
            <text:p>4.133858267716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.68”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SQRT(([.C71])^2+([.D71])^2)" office:value-type="float" office:value="79.1959594928933" calcext:value-type="float">
            <text:p>79.1959594928933</text:p>
          </table:table-cell>
          <table:table-cell table:formula="of:=[.C71]*[.D71]" office:value-type="float" office:value="3136" calcext:value-type="float">
            <text:p>3136</text:p>
          </table:table-cell>
          <table:table-cell office:value-type="string" calcext:value-type="string">
            <text:p>Medium-format</text:p>
          </table:table-cell>
          <table:table-cell/>
          <table:table-cell table:formula="of:=([.E71] * 1.5)/25.4" office:value-type="float" office:value="4.6769267417063" calcext:value-type="float">
            <text:p>4.67692674170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19”</text:p>
          </table:table-cell>
          <table:table-cell office:value-type="float" office:value="70.41" calcext:value-type="float">
            <text:p>70.41</text:p>
          </table:table-cell>
          <table:table-cell office:value-type="float" office:value="52.63" calcext:value-type="float">
            <text:p>52.63</text:p>
          </table:table-cell>
          <table:table-cell table:formula="of:=SQRT(([.C72])^2+([.D72])^2)" office:value-type="float" office:value="87.9061146906175" calcext:value-type="float">
            <text:p>87.9061146906175</text:p>
          </table:table-cell>
          <table:table-cell table:formula="of:=[.C72]*[.D72]" office:value-type="float" office:value="3705.6783" calcext:value-type="float">
            <text:p>3705.6783</text:p>
          </table:table-cell>
          <table:table-cell office:value-type="string" calcext:value-type="string">
            <text:p>IMAX</text:p>
          </table:table-cell>
          <table:table-cell/>
          <table:table-cell table:formula="of:=([.E72] * 1.5)/25.4" office:value-type="float" office:value="5.19130598566639" calcext:value-type="float">
            <text:p>5.1913059856663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29”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SQRT(([.C73])^2+([.D73])^2)" office:value-type="float" office:value="89.6437393240599" calcext:value-type="float">
            <text:p>89.6437393240599</text:p>
          </table:table-cell>
          <table:table-cell table:formula="of:=[.C73]*[.D73]" office:value-type="float" office:value="3920" calcext:value-type="float">
            <text:p>3920</text:p>
          </table:table-cell>
          <table:table-cell office:value-type="string" calcext:value-type="string">
            <text:p>Medium-format 60x70</text:p>
          </table:table-cell>
          <table:table-cell/>
          <table:table-cell table:formula="of:=([.E73] * 1.5)/25.4" office:value-type="float" office:value="5.29392161362558" calcext:value-type="float">
            <text:p>5.2939216136255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58”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SQRT(([.C74])^2+([.D74])^2)" office:value-type="float" office:value="94.4033897696476" calcext:value-type="float">
            <text:p>94.4033897696476</text:p>
          </table:table-cell>
          <table:table-cell table:formula="of:=[.C74]*[.D74]" office:value-type="float" office:value="4256" calcext:value-type="float">
            <text:p>4256</text:p>
          </table:table-cell>
          <table:table-cell office:value-type="string" calcext:value-type="string">
            <text:p>Medium-format 60x80</text:p>
          </table:table-cell>
          <table:table-cell/>
          <table:table-cell table:formula="of:=([.E74] * 1.5)/25.4" office:value-type="float" office:value="5.5750033328532" calcext:value-type="float">
            <text:p>5.575003332853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96”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SQRT(([.C75])^2+([.D75])^2)" office:value-type="float" office:value="100.955435712992" calcext:value-type="float">
            <text:p>100.955435712992</text:p>
          </table:table-cell>
          <table:table-cell table:formula="of:=[.C75]*[.D75]" office:value-type="float" office:value="4704" calcext:value-type="float">
            <text:p>4704</text:p>
          </table:table-cell>
          <table:table-cell office:value-type="string" calcext:value-type="string">
            <text:p>Medium-format 60x90</text:p>
          </table:table-cell>
          <table:table-cell/>
          <table:table-cell table:formula="of:=([.E75] * 1.5)/25.4" office:value-type="float" office:value="5.96193517990109" calcext:value-type="float">
            <text:p>5.9619351799010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9.16”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table:formula="of:=SQRT(([.C76])^2+([.D76])^2)" office:value-type="float" office:value="155.080624192708" calcext:value-type="float">
            <text:p>155.080624192708</text:p>
          </table:table-cell>
          <table:table-cell table:formula="of:=[.C76]*[.D76]" office:value-type="float" office:value="11737" calcext:value-type="float">
            <text:p>11737</text:p>
          </table:table-cell>
          <table:table-cell office:value-type="string" calcext:value-type="string">
            <text:p>Large-format 4x5</text:p>
          </table:table-cell>
          <table:table-cell/>
          <table:table-cell table:formula="of:=([.E76] * 1.5)/25.4" office:value-type="float" office:value="9.15830457830954" calcext:value-type="float">
            <text:p>9.158304578309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.9”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table:formula="of:=SQRT(([.C77])^2+([.D77])^2)" office:value-type="float" office:value="218.661839377611" calcext:value-type="float">
            <text:p>218.661839377611</text:p>
          </table:table-cell>
          <table:table-cell table:formula="of:=[.C77]*[.D77]" office:value-type="float" office:value="22606" calcext:value-type="float">
            <text:p>22606</text:p>
          </table:table-cell>
          <table:table-cell office:value-type="string" calcext:value-type="string">
            <text:p>Large-format 5x7</text:p>
          </table:table-cell>
          <table:table-cell/>
          <table:table-cell table:formula="of:=([.E77] * 1.5)/25.4" office:value-type="float" office:value="12.9131007506463" calcext:value-type="float">
            <text:p>12.91310075064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9.2”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table:formula="of:=SQRT(([.C78])^2+([.D78])^2)" office:value-type="float" office:value="325.153809757782" calcext:value-type="float">
            <text:p>325.153809757782</text:p>
          </table:table-cell>
          <table:table-cell table:formula="of:=[.C78]*[.D78]" office:value-type="float" office:value="51562" calcext:value-type="float">
            <text:p>51562</text:p>
          </table:table-cell>
          <table:table-cell office:value-type="string" calcext:value-type="string">
            <text:p>Large-format 8x10</text:p>
          </table:table-cell>
          <table:table-cell/>
          <table:table-cell table:formula="of:=([.E78] * 1.5)/25.4" office:value-type="float" office:value="19.2019966392391" calcext:value-type="float">
            <text:p>19.201996639239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resets</text:p>
          </table:table-cell>
          <table:table-cell office:value-type="string" calcext:value-type="string">
            <text:p>outlines*</text:p>
          </table:table-cell>
          <table:table-cell table:number-columns-repeated="1638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766</text:p>
          </table:table-cell>
          <table:table-cell office:value-type="string" calcext:value-type="string">
            <text:p>Samsung A54</text:p>
          </table:table-cell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MX772</text:p>
          </table:table-cell>
          <table:table-cell office:value-type="string" calcext:value-type="string">
            <text:p>iPhone 13 Pro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582</text:p>
          </table:table-cell>
          <table:table-cell office:value-type="string" calcext:value-type="string">
            <text:p>Samsung S20</text:p>
          </table:table-cell>
          <table:table-cell table:number-columns-repeated="9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86</text:p>
          </table:table-cell>
          <table:table-cell office:value-type="string" calcext:value-type="string">
            <text:p>Samsung S2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86</text:p>
          </table:table-cell>
          <table:table-cell office:value-type="string" calcext:value-type="string">
            <text:p>582/586 successor</text:p>
          </table:table-cell>
          <table:table-cell table:number-columns-repeated="9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M1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P9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Exmor_RS_CMOS_50MP</text:p>
          </table:table-cell>
          <table:table-cell office:value-type="string" calcext:value-type="string">
            <text:p>Sony Alpha 1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5"/>
          <table:table-cell office:value-type="string" calcext:value-type="string">
            <text:p>https://www.fullcompass.com/prod/599822-sony-alpha-1-50mp-mirrorless-digital-camera-body-only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5647</text:p>
          </table:table-cell>
          <table:table-cell office:value-type="string" calcext:value-type="string">
            <text:p>Raspberry Pi v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https://www.raspberrypi.com/documentation/accessories/camera.html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IMX208</text:p>
          </table:table-cell>
          <table:table-cell office:value-type="string" calcext:value-type="string">
            <text:p>Sony</text:p>
          </table:table-cell>
          <table:table-cell table:number-columns-repeated="26"/>
          <table:table-cell office:value-type="string" calcext:value-type="string">
            <text:p>https://github.com/torvalds/linux/tree/master/drivers/media/i2c</text:p>
          </table:table-cell>
          <table:table-cell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14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19</text:p>
          </table:table-cell>
          <table:table-cell office:value-type="string" calcext:value-type="string">
            <text:p>Raspberry Pi v2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708</text:p>
          </table:table-cell>
          <table:table-cell office:value-type="string" calcext:value-type="string">
            <text:p>Raspberry Pi v3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477</text:p>
          </table:table-cell>
          <table:table-cell office:value-type="string" calcext:value-type="string">
            <text:p>Raspberry Pi High Qualit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500</text:p>
          </table:table-cell>
          <table:table-cell office:value-type="string" calcext:value-type="string">
            <text:p>Raspberry Pi AI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57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1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7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46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41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"/>
          <table:table-cell office:value-type="string" calcext:value-type="string">
            <text:p><text:a xlink:href="https://github/" xlink:type="simple">https://github</text:a>.com/raspberrypi/linux/tree/rpi-6.6.y/drivers/media/i2c</text:p>
          </table:table-cell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5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34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35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2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19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519</text:p>
          </table:table-cell>
          <table:table-cell office:value-type="string" calcext:value-type="string">
            <text:p>Arducam 16MP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290</text:p>
          </table:table-cell>
          <table:table-cell office:value-type="string" calcext:value-type="string">
            <text:p>Sony</text:p>
          </table:table-cell>
          <table:table-cell table:number-columns-repeated="27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96</text:p>
          </table:table-cell>
          <table:table-cell office:value-type="string" calcext:value-type="string">
            <text:p>Sony</text:p>
          </table:table-cell>
          <table:table-cell table:number-columns-repeated="27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98</text:p>
          </table:table-cell>
          <table:table-cell office:value-type="string" calcext:value-type="string">
            <text:p>Arducam 16MP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230</text:p>
          </table:table-cell>
          <table:table-cell office:value-type="string" calcext:value-type="string">
            <text:p>Arducam 21MP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258</text:p>
          </table:table-cell>
          <table:table-cell office:value-type="string" calcext:value-type="string">
            <text:p>Sony</text:p>
          </table:table-cell>
          <table:table-cell table:number-columns-repeated="27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74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83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AR1820</text:p>
          </table:table-cell>
          <table:table-cell office:value-type="string" calcext:value-type="string">
            <text:p>Arducam 18MP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787</text:p>
          </table:table-cell>
          <table:table-cell office:value-type="string" calcext:value-type="string">
            <text:p>Arducam 64MP Hawkeye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table:number-columns-repeated="16"/>
          <table:table-cell office:value-type="string" calcext:value-type="string">
            <text:p><text:a xlink:href="https://www.arducam.com/64mp-ultra-high-res-camera-raspberry-pi/" xlink:type="simple">https://www.arducam.com/64mp-ultra-high-res-camera-raspberry-pi/</text:a> <text:a xlink:href="https://docs.arducam.com/Raspberry-Pi-Camera/Native-camera/64MP-Hawkeye/#introduction" xlink:type="simple">https://docs.arducam.com/Raspberry-Pi-Camera/Native-camera/64MP-Hawkeye/#introduction</text:a> <text:a xlink:href="https://www.techinsights.com/products/def-2208-801" xlink:type="simple">https://www.techinsights.com/products/def-2208-801</text:a>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64A40</text:p>
          </table:table-cell>
          <table:table-cell office:value-type="string" calcext:value-type="string">
            <text:p>Arducam 64MP OwlSight</text:p>
          </table:table-cell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QV2710</text:p>
          </table:table-cell>
          <table:table-cell office:value-type="string" calcext:value-type="string">
            <text:p>Arducam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odak 35m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in Leica</text:p>
          </table:table-cell>
          <table:table-cell office:value-type="string" calcext:value-type="string">
            <text:p>Xiaomi 15 Ultra - Main Wid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SOCELL JN5</text:p>
          </table:table-cell>
          <table:table-cell office:value-type="string" calcext:value-type="string">
            <text:p>Samsung - Ultra Wid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0.64" calcext:value-type="float">
            <text:p>0.64</text:p>
          </table:table-cell>
          <table:table-cell table:number-columns-repeated="4"/>
          <table:table-cell office:value-type="string" calcext:value-type="string">
            <text:p>1/2.76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LYT-700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24" calcext:value-type="float">
            <text:p>10.24</text:p>
          </table:table-cell>
          <table:table-cell/>
          <table:table-cell office:value-type="string" calcext:value-type="string">
            <text:p>1/1.56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LYT-600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8.192" calcext:value-type="float">
            <text:p>8.192</text:p>
          </table:table-cell>
          <table:table-cell/>
          <table:table-cell office:value-type="string" calcext:value-type="string">
            <text:p>1/1.95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15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2.74”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LYT-500</text:p>
          </table:table-cell>
          <table:table-cell office:value-type="string" calcext:value-type="string">
            <text:p>Sony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6.144" calcext:value-type="float">
            <text:p>6.144</text:p>
          </table:table-cell>
          <table:table-cell/>
          <table:table-cell office:value-type="string" calcext:value-type="string">
            <text:p>1/2.93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LYT-900</text:p>
          </table:table-cell>
          <table:table-cell office:value-type="string" calcext:value-type="string">
            <text:p>Sony</text:p>
          </table:table-cell>
          <table:table-cell table:number-columns-repeated="7"/>
          <table:table-cell office:value-type="float" office:value="16.384" calcext:value-type="float">
            <text:p>16.384</text:p>
          </table:table-cell>
          <table:table-cell/>
          <table:table-cell office:value-type="string" calcext:value-type="string">
            <text:p>1/0.98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LYT-800</text:p>
          </table:table-cell>
          <table:table-cell office:value-type="string" calcext:value-type="string">
            <text:p>Sony</text:p>
          </table:table-cell>
          <table:table-cell table:number-columns-repeated="7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1/1.43”</text:p>
          </table:table-cell>
          <table:table-cell office:value-type="float" office:value="53" calcext:value-type="float">
            <text:p>5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JN5</text:p>
          </table:table-cell>
          <table:table-cell office:value-type="string" calcext:value-type="string">
            <text:p>Samsung 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table:number-columns-repeated="4"/>
          <table:table-cell office:value-type="string" calcext:value-type="string">
            <text:p>1/2.75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ltra Wide</text:p>
          </table:table-cell>
          <table:table-cell office:value-type="string" calcext:value-type="string">
            <text:p>OnePlus 13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989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float" office:value="50.33" calcext:value-type="float">
            <text:p>50.3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LYT-818</text:p>
          </table:table-cell>
          <table:table-cell office:value-type="string" calcext:value-type="string">
            <text:p>Sony</text:p>
          </table:table-cell>
          <table:table-cell table:number-columns-repeated="4"/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12.49" calcext:value-type="float">
            <text:p>12.49</text:p>
          </table:table-cell>
          <table:table-cell/>
          <table:table-cell office:value-type="string" calcext:value-type="string">
            <text:p>1/1.28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APS-C 1</text:p>
          </table:table-cell>
          <table:table-cell office:value-type="string" calcext:value-type="string">
            <text:p>Nikon DX, Pentax, Sony</text:p>
          </table:table-cell>
          <table:table-cell table:number-columns-repeated="5"/>
          <table:table-cell office:value-type="float" office:value="23.5" calcext:value-type="float">
            <text:p>23.5</text:p>
          </table:table-cell>
          <table:table-cell office:value-type="float" office:value="15.6" calcext:value-type="float">
            <text:p>15.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APS-C 2</text:p>
          </table:table-cell>
          <table:table-cell office:value-type="string" calcext:value-type="string">
            <text:p>Canon</text:p>
          </table:table-cell>
          <table:table-cell table:number-columns-repeated="5"/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APS-C 3</text:p>
          </table:table-cell>
          <table:table-cell office:value-type="string" calcext:value-type="string">
            <text:p>Spec</text:p>
          </table:table-cell>
          <table:table-cell table:number-columns-repeated="5"/>
          <table:table-cell office:value-type="float" office:value="25.1" calcext:value-type="float">
            <text:p>25.1</text:p>
          </table:table-cell>
          <table:table-cell office:value-type="float" office:value="16.7" calcext:value-type="float">
            <text:p>16.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uper 35</text:p>
          </table:table-cell>
          <table:table-cell office:value-type="string" calcext:value-type="string">
            <text:p>Spec</text:p>
          </table:table-cell>
          <table:table-cell table:number-columns-repeated="5"/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PS-H</text:p>
          </table:table-cell>
          <table:table-cell office:value-type="string" calcext:value-type="string">
            <text:p>Canon</text:p>
          </table:table-cell>
          <table:table-cell table:number-columns-repeated="5"/>
          <table:table-cell office:value-type="float" office:value="27.9" calcext:value-type="float">
            <text:p>27.9</text:p>
          </table:table-cell>
          <table:table-cell office:value-type="float" office:value="18.6" calcext:value-type="float">
            <text:p>18.6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MX376</text:p>
          </table:table-cell>
          <table:table-cell office:value-type="string" calcext:value-type="string">
            <text:p>Sony</text:p>
          </table:table-cell>
          <table:table-cell office:value-type="float" office:value="2.35" calcext:value-type="float">
            <text:p>2.35</text:p>
          </table:table-cell>
          <table:table-cell table:number-columns-repeated="8"/>
          <table:table-cell office:value-type="string" calcext:value-type="string">
            <text:p>1/1.8”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OV13850</text:p>
          </table:table-cell>
          <table:table-cell office:value-type="string" calcext:value-type="string">
            <text:p>Omnivision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4224" calcext:value-type="float">
            <text:p>4224</text:p>
          </table:table-cell>
          <table:table-cell office:value-type="float" office:value="3136" calcext:value-type="float">
            <text:p>3136</text:p>
          </table:table-cell>
          <table:table-cell table:number-columns-repeated="5"/>
          <table:table-cell office:value-type="string" calcext:value-type="string">
            <text:p>1/2.78”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363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1/2.55”</text:p>
          </table:table-cell>
          <table:table-cell office:value-type="float" office:value="12.2" calcext:value-type="float">
            <text:p>12.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BF314ACS</text:p>
          </table:table-cell>
          <table:table-cell office:value-type="string" calcext:value-type="string">
            <text:p>Omnivision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string" calcext:value-type="string">
            <text:p>1/4”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MXSP03</text:p>
          </table:table-cell>
          <table:table-cell office:value-type="string" calcext:value-type="string">
            <text:p>Samsung 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5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9602" calcext:value-type="float">
            <text:p>9602</text:p>
          </table:table-cell>
          <table:table-cell office:value-type="float" office:value="6498" calcext:value-type="float">
            <text:p>6498</text:p>
          </table:table-cell>
          <table:table-cell office:value-type="float" office:value="3.76" calcext:value-type="float">
            <text:p>3.76</text:p>
          </table:table-cell>
          <table:table-cell office:value-type="float" office:value="40.961" calcext:value-type="float">
            <text:p>40.961</text:p>
          </table:table-cell>
          <table:table-cell office:value-type="float" office:value="31.108" calcext:value-type="float">
            <text:p>31.108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string" calcext:value-type="string">
            <text:p>2.7”</text:p>
          </table:table-cell>
          <table:table-cell office:value-type="float" office:value="61.17" calcext:value-type="float">
            <text:p>61.1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57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4"/>
          <table:table-cell office:value-type="string" calcext:value-type="string">
            <text:p>1/1.76”</text:p>
          </table:table-cell>
          <table:table-cell office:value-type="float" office:value="12.19" calcext:value-type="float">
            <text:p>12.19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03</text:p>
          </table:table-cell>
          <table:table-cell office:value-type="string" calcext:value-type="string">
            <text:p>Sony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603</text:p>
          </table:table-cell>
          <table:table-cell office:value-type="string" calcext:value-type="string">
            <text:p>Sony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703</text:p>
          </table:table-cell>
          <table:table-cell office:value-type="string" calcext:value-type="string">
            <text:p>Sony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SOCELL GN1</text:p>
          </table:table-cell>
          <table:table-cell office:value-type="string" calcext:value-type="string">
            <text:p>Samsung 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458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224" calcext:value-type="float">
            <text:p>4224</text:p>
          </table:table-cell>
          <table:table-cell office:value-type="float" office:value="3192" calcext:value-type="float">
            <text:p>3192</text:p>
          </table:table-cell>
          <table:table-cell office:value-type="float" office:value="1.12" calcext:value-type="float">
            <text:p>1.12</text:p>
          </table:table-cell>
          <table:table-cell office:value-type="float" office:value="5.99" calcext:value-type="float">
            <text:p>5.99</text:p>
          </table:table-cell>
          <table:table-cell office:value-type="float" office:value="3.908" calcext:value-type="float">
            <text:p>3.908</text:p>
          </table:table-cell>
          <table:table-cell office:value-type="float" office:value="5.867" calcext:value-type="float">
            <text:p>5.867</text:p>
          </table:table-cell>
          <table:table-cell/>
          <table:table-cell office:value-type="string" calcext:value-type="string">
            <text:p>1/3.06”</text:p>
          </table:table-cell>
          <table:table-cell office:value-type="float" office:value="13.13" calcext:value-type="float">
            <text:p>13.1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50-12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5”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63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1/2.55”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316</text:p>
          </table:table-cell>
          <table:table-cell office:value-type="string" calcext:value-type="string">
            <text:p>Sony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63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2.9”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SOCELL S5K3T2</text:p>
          </table:table-cell>
          <table:table-cell office:value-type="string" calcext:value-type="string">
            <text:p>Samsung 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4”</text:p>
          </table:table-cell>
          <table:table-cell office:value-type="float" office:value="12.2" calcext:value-type="float">
            <text:p>12.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SOCELL S5K4H7</text:p>
          </table:table-cell>
          <table:table-cell office:value-type="string" calcext:value-type="string">
            <text:p>Samsung 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50-40</text:p>
          </table:table-cell>
          <table:table-cell office:value-type="string" calcext:value-type="string">
            <text:p>Sony</text:p>
          </table:table-cell>
          <table:table-cell table:number-columns-repeated="9"/>
          <table:table-cell office:value-type="string" calcext:value-type="string">
            <text:p>1/1.7”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26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2064" calcext:value-type="float">
            <text:p>2064</text:p>
          </table:table-cell>
          <table:table-cell office:value-type="float" office:value="1544" calcext:value-type="float">
            <text:p>1544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1/1.8”</text:p>
          </table:table-cell>
          <table:table-cell office:value-type="float" office:value="3.19" calcext:value-type="float">
            <text:p>3.19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264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2464" calcext:value-type="float">
            <text:p>2464</text:p>
          </table:table-cell>
          <table:table-cell office:value-type="float" office:value="2056" calcext:value-type="float">
            <text:p>2056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 table:number-columns-repeated="2"/>
          <table:table-cell office:value-type="float" office:value="5.07" calcext:value-type="float">
            <text:p>5.0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78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56" calcext:value-type="float">
            <text:p>3856</text:p>
          </table:table-cell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.5" calcext:value-type="float">
            <text:p>26.5</text:p>
          </table:table-cell>
          <table:table-cell table:number-columns-repeated="2"/>
          <table:table-cell office:value-type="string" calcext:value-type="string">
            <text:p>1/1.8”</text:p>
          </table:table-cell>
          <table:table-cell office:value-type="float" office:value="8.3" calcext:value-type="float">
            <text:p>8.3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 style:data-style-name="N2" text:time-value="20:55:18.3821308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1:32:42.436015859</meta:creation-date>
    <meta:generator>LibreOffice/24.2.7.2$Linux_X86_64 LibreOffice_project/420$Build-2</meta:generator>
    <dc:date>2025-05-30T02:47:28.905466438</dc:date>
    <meta:editing-duration>PT2H18M8S</meta:editing-duration>
    <meta:editing-cycles>30</meta:editing-cycles>
    <meta:document-statistic meta:table-count="1" meta:cell-count="1076" meta:object-count="0"/>
  </office:meta>
</office:document-meta>
</file>